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b65c0" officeooo:paragraph-rsid="001b65c0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officeooo:rsid="001b65c0" officeooo:paragraph-rsid="001b65c0"/>
    </style:style>
    <style:style style:name="P3" style:family="paragraph" style:parent-style-name="Standard">
      <style:paragraph-properties fo:text-align="center" style:justify-single-word="false"/>
      <style:text-properties style:font-name="Liberation Sans" officeooo:rsid="001b65c0" officeooo:paragraph-rsid="001b65c0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weight="bold" officeooo:rsid="001b65c0" officeooo:paragraph-rsid="001b65c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weight="bold" officeooo:rsid="001cda2c" officeooo:paragraph-rsid="001cda2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weight="normal" officeooo:rsid="001b65c0" officeooo:paragraph-rsid="001b65c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weight="normal" officeooo:rsid="001cda2c" officeooo:paragraph-rsid="001cda2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b65c0" officeooo:paragraph-rsid="001b65c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font-weight="bold" officeooo:rsid="001b65c0" officeooo:paragraph-rsid="001b65c0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eipt digitization with python-tesseract</text:p>
      <text:p text:style-name="P2"/>
      <text:p text:style-name="P3">Sabyasachi Chakrabarty, Íñigo Vicente Hernández, </text:p>
      <text:p text:style-name="P3">Marie Jamroszczyk, Faranak Foroughian, Nishta Agarwal, Lion Wolf</text:p>
      <text:p text:style-name="P3"/>
      <text:p text:style-name="P3"/>
      <text:p text:style-name="P4">Objective</text:p>
      <text:p text:style-name="P6"/>
      <text:p text:style-name="P6">This project aims to establish an image processing pipeline to digitize shopping receipts consisting of these steps:</text:p>
      <text:p text:style-name="P6"><text:tab/>- Preprocessing of receipt image data (possibly with opencv2)</text:p>
      <text:p text:style-name="P6"><text:tab/>- Optical Character Recognition with python-tesseract</text:p>
      <text:p text:style-name="P6"><text:tab/>- extract item:price pairs from receipts</text:p>
      <text:p text:style-name="P6"><text:tab/>- Storing, sorting and processing of <text:s/>information in database</text:p>
      <text:p text:style-name="P6"><text:tab/>- extract statistics (such as monthly non-food/food expenses; anual sweets consumption; <text:tab/>etc.)</text:p>
      <text:p text:style-name="P6"/>
      <text:p text:style-name="P4"/>
      <text:p text:style-name="P4">Requirements</text:p>
      <text:p text:style-name="P6">1) The system must handle shopping receipts from different stores:</text:p>
      <text:p text:style-name="P6"><text:tab/>- different stores produce vastly different receipts which might require different processing <text:tab/>of the images.</text:p>
      <text:p text:style-name="P6"><text:tab/>- Our main goal is to include a pipeline for grocery stores such as Aldi, Edeka, Penny etc. <text:tab/>(inclusion of other store types is an optional goal).</text:p>
      <text:p text:style-name="P6"><text:tab/></text:p>
      <text:p text:style-name="P6"/>
      <text:p text:style-name="P6">2) The system must be able to deal with wrinkles and folds or bad image quality in receipts</text:p>
      <text:p text:style-name="P6"><text:tab/>- Not all images are suitable for OCR, we want to be able to process reasonable examples <text:tab/>of image data</text:p>
      <text:p text:style-name="P6"/>
      <text:p text:style-name="P6">3) The extraction of items and their corresponding prices is the main goal of our project.</text:p>
      <text:p text:style-name="P6"/>
      <text:p text:style-name="P6">4) Sorting and possibly classifying items into groups (e.g. non-food/food/sweets etc.)</text:p>
      <text:p text:style-name="P6"/>
      <text:p text:style-name="P6">5) statistics about item categories and the corresponding buying behaviour over time</text:p>
      <text:p text:style-name="P6"><text:tab/>- these statistics will be given as graphs (if appropriate)</text:p>
      <text:p text:style-name="P6"/>
      <text:p text:style-name="P5">Help</text:p>
      <text:p text:style-name="P7">The system will include a man page.</text:p>
      <text:p text:style-name="P5"/>
      <text:p text:style-name="P9">Coding Practices</text:p>
      <text:p text:style-name="P8">1) The teaching team will be able to test a shopping receipt on a working prototype.</text:p>
      <text:p text:style-name="P8">2) The source code will adhere to OOP practices.</text:p>
      <text:p text:style-name="P8">3) The source code will adhere to the PEP 8 styleguide.</text:p>
      <text:p text:style-name="P8">4) Errors such as bad OCR will be handled appropriately.</text:p>
      <text:p text:style-name="P8">5) Unit tests for all methods that read in data from external sources or user input and all methods that manipulate data will be includ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1" fo:font-size="12pt" fo:language="de" fo:country="D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3T11:36:49.704050967</dc:date>
    <meta:editing-duration>PT46M56S</meta:editing-duration>
    <meta:editing-cycles>2</meta:editing-cycles>
    <meta:generator>LibreOffice/7.4.2.3$Linux_X86_64 LibreOffice_project/40$Build-3</meta:generator>
    <meta:document-statistic meta:table-count="0" meta:image-count="0" meta:object-count="0" meta:page-count="1" meta:paragraph-count="29" meta:word-count="298" meta:character-count="1881" meta:non-whitespace-character-count="1595"/>
  </office:meta>
</office:document-meta>
</file>